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2a4ce" officeooo:paragraph-rsid="0002a4ce" style:font-size-asian="15pt" style:font-size-complex="15pt"/>
    </style:style>
    <style:style style:name="P2" style:family="paragraph" style:parent-style-name="Standard">
      <style:text-properties fo:font-size="15pt" officeooo:rsid="00033b06" officeooo:paragraph-rsid="00033b06" style:font-size-asian="15pt" style:font-size-complex="15pt"/>
    </style:style>
    <style:style style:name="P3" style:family="paragraph" style:parent-style-name="Standard">
      <style:text-properties fo:font-size="15pt" officeooo:rsid="00046d2c" officeooo:paragraph-rsid="00046d2c" style:font-size-asian="15pt" style:font-size-complex="15pt"/>
    </style:style>
    <style:style style:name="P4" style:family="paragraph" style:parent-style-name="Standard">
      <style:text-properties fo:font-size="15pt" officeooo:rsid="00046d2c" officeooo:paragraph-rsid="00091c70" style:font-size-asian="15pt" style:font-size-complex="15pt"/>
    </style:style>
    <style:style style:name="P5" style:family="paragraph" style:parent-style-name="Standard">
      <style:text-properties fo:font-size="15pt" officeooo:rsid="00091c70" officeooo:paragraph-rsid="00091c70" style:font-size-asian="15pt" style:font-size-complex="15pt"/>
    </style:style>
    <style:style style:name="T1" style:family="text">
      <style:text-properties officeooo:rsid="00046d2c"/>
    </style:style>
    <style:style style:name="T2" style:family="text">
      <style:text-properties officeooo:rsid="00091c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安装mysql客户端</text:p>
      <text:p text:style-name="P1">公司使用的是</text:p>
      <text:p text:style-name="P1">percona版本</text:p>
      <text:p text:style-name="P1"/>
      <text:p text:style-name="P1">sudo dpkg -i libmysqlclient16_5.1.73-rel14.12-624.precise_amd64.deb</text:p>
      <text:p text:style-name="P1">sudo dpkg -i libmysqlclient16-dev_5.1.73-rel14.12-624.precise_amd64.deb</text:p>
      <text:p text:style-name="P1">sudo dpkg -i percona-server-common_5.1.73-rel14.12-624.precise_amd64.deb</text:p>
      <text:p text:style-name="P1">sudo dpkg -i percona-server-client-5.1_5.1.73-rel14.12-624.precise_amd64.deb</text:p>
      <text:p text:style-name="P1">如果有缺失的包，则</text:p>
      <text:p text:style-name="P1">sudo apt-get install 安装对应的包</text:p>
      <text:p text:style-name="P1">sudo apt-get -f install 完成依赖</text:p>
      <text:p text:style-name="P1"/>
      <text:p text:style-name="P1">2.安装curl</text:p>
      <text:p text:style-name="P1">sudo apt-get install curl</text:p>
      <text:p text:style-name="P1"/>
      <text:p text:style-name="P1">3.安装rvm</text:p>
      <text:p text:style-name="P2">curl -sSL https://get.rvm.io | bash -s stable</text:p>
      <text:p text:style-name="P2">将以下内容写入.zshrc</text:p>
      <text:p text:style-name="P2">PATH=$HOME/.rvm/bin:$PATH # Add RVM to PATH for scripting</text:p>
      <text:p text:style-name="P2"/>
      <text:p text:style-name="P2">[[ -s "$HOME/.rvm/scripts/rvm" ]] &amp;&amp; source "$HOME/.rvm/scripts/rvm" # Load RVM into a shell session *as a function*</text:p>
      <text:p text:style-name="P2"/>
      <text:p text:style-name="P2">export rvm_ignore_gemrc_issues=1 </text:p>
      <text:p text:style-name="P2"/>
      <text:p text:style-name="P2">4.安装ruby</text:p>
      <text:p text:style-name="P2">安装1.8.7版本</text:p>
      <text:p text:style-name="P2">rvm install 1.8.7</text:p>
      <text:p text:style-name="P2">查看当前已安装的ruby版本</text:p>
      <text:p text:style-name="P2">rvm list </text:p>
      <text:p text:style-name="P2">默认使用1.8.7</text:p>
      <text:p text:style-name="P2">rvm use 1.8.7 –default </text:p>
      <text:p text:style-name="P2">安装<text:span text:style-name="T1">1.9.3版本</text:span></text:p>
      <text:p text:style-name="P3">rvm install 1.9.3 </text:p>
      <text:p text:style-name="P3"/>
      <text:p text:style-name="P3">5.安装bundle</text:p>
      <text:p text:style-name="P3">gem install bundle</text:p>
      <text:p text:style-name="P3"><text:soft-page-break/>6.在项目根目录执行</text:p>
      <text:p text:style-name="P3">bundle install</text:p>
      <text:p text:style-name="P3">上面方法可能包不全</text:p>
      <text:p text:style-name="P3">可以下载到本地安装</text:p>
      <text:p text:style-name="P3">gem install –local *gem</text:p>
      <text:p text:style-name="P3"/>
      <text:p text:style-name="P3">7.</text:p>
      <text:p text:style-name="P3">./<text:span text:style-name="T2">stagingdeploy </text:span></text:p>
      <text:p text:style-name="P4">./<text:span text:style-name="T2">stagingdeploy two/three/four</text:span></text:p>
      <text:p text:style-name="P4">./<text:span text:style-name="T2">stagingdeploy one android</text:span></text:p>
      <text:p text:style-name="P4">./<text:span text:style-name="T2">stagingdeploy two android</text:span></text:p>
      <text:p text:style-name="P4">./<text:span text:style-name="T2">stagingdeploy 2-4</text:span></text:p>
      <text:p text:style-name="P5">cap deploy staging master → gateway <text:s/>gateway-admin </text:p>
      <text:p text:style-name="P5"/>
      <text:p text:style-name="P5"/>
      <text:p text:style-name="P5">cap one/two/three/four deploy staging master IOS服务器</text:p>
      <text:p text:style-name="P5">cap one/two deploy android_test master 安卓服务器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1:24:02.018909556</meta:creation-date>
    <meta:generator>LibreOffice/5.1.4.2$Linux_X86_64 LibreOffice_project/10m0$Build-2</meta:generator>
    <dc:date>2018-01-07T02:33:05.998820774</dc:date>
    <meta:editing-duration>PT7M33S</meta:editing-duration>
    <meta:editing-cycles>2</meta:editing-cycles>
    <meta:document-statistic meta:table-count="0" meta:image-count="0" meta:object-count="0" meta:page-count="2" meta:paragraph-count="43" meta:word-count="232" meta:character-count="1157" meta:non-whitespace-character-count="1062"/>
  </office:meta>
</office:document-meta>
</file>